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miri" svg:font-family="Amiri" style:font-pitch="variable"/>
    <style:font-face style:name="Cabin" svg:font-family="Cabin" style:font-pitch="variable"/>
    <style:font-face style:name="TeXGyreAdventor" svg:font-family="TeXGyreAdventor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fe62" officeooo:paragraph-rsid="000dfe62"/>
    </style:style>
    <style:style style:name="P2" style:family="paragraph" style:parent-style-name="Standard">
      <style:paragraph-properties fo:text-align="center" style:justify-single-word="false"/>
      <style:text-properties style:font-name="TeXGyreAdventor" fo:font-size="24pt" officeooo:rsid="000dfe62" officeooo:paragraph-rsid="000dfe62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TeXGyreAdventor" fo:font-size="16pt" officeooo:rsid="000dfe62" officeooo:paragraph-rsid="000dfe62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TeXGyreAdventor" fo:font-size="16pt" officeooo:rsid="000dfe62" officeooo:paragraph-rsid="000dfe62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eXGyreAdventor" fo:font-size="16pt" officeooo:rsid="000f3526" officeooo:paragraph-rsid="000f3526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TeXGyreAdventor" fo:font-size="16pt" officeooo:rsid="000f3526" officeooo:paragraph-rsid="0010db79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TeXGyreAdventor" fo:font-size="16pt" officeooo:rsid="0010db79" officeooo:paragraph-rsid="0010db79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TeXGyreAdventor" fo:font-size="16pt" officeooo:rsid="0012ca95" officeooo:paragraph-rsid="0012ca95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TeXGyreAdventor" fo:font-size="16pt" fo:font-weight="bold" officeooo:rsid="0010db79" officeooo:paragraph-rsid="0010db79" style:font-size-asian="16pt" style:font-weight-asian="bold" style:font-size-complex="16pt" style:font-weight-complex="bold"/>
    </style:style>
    <style:style style:name="T1" style:family="text">
      <style:text-properties officeooo:rsid="000f3526"/>
    </style:style>
    <style:style style:name="T2" style:family="text">
      <style:text-properties style:font-name="Cabin"/>
    </style:style>
    <style:style style:name="T3" style:family="text">
      <style:text-properties style:font-name="Amiri"/>
    </style:style>
    <style:style style:name="T4" style:family="text">
      <style:text-properties style:font-name="Liberation Sans"/>
    </style:style>
    <style:style style:name="T5" style:family="text">
      <style:text-properties style:font-name="Ubuntu"/>
    </style:style>
    <style:style style:name="T6" style:family="text">
      <style:text-properties style:font-name="Ubuntu" fo:font-size="15pt" style:font-size-asian="15pt" style:font-size-complex="15pt"/>
    </style:style>
    <style:style style:name="T7" style:family="text">
      <style:text-properties style:font-name="Ubuntu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TeXGyreAdventor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ght Bot</text:p>
      <text:p text:style-name="P3"/>
      <text:p text:style-name="P4">How do you communicate with a computer? (clicking on things, typing, touch screen, talking)</text:p>
      <text:p text:style-name="P4"/>
      <text:p text:style-name="P4">Computers do exactly what you tell them to do, not what you think they should do. <text:span text:style-name="T1">By using very simple commands we can make the computer do exactly what we want.</text:span></text:p>
      <text:p text:style-name="P4"/>
      <text:p text:style-name="P5">The good thing is, you can make a computer run part of your command to see what it will do.</text:p>
      <text:p text:style-name="P3"/>
      <text:p text:style-name="P1"><text:a xlink:type="simple" xlink:href="http://lightbot.com/hocflash.html"><text:span text:style-name="T9">http://lightbot.com/hocflash.html</text:span></text:a></text:p>
      <text:p text:style-name="P3"/>
      <text:p text:style-name="P7">Work through part of Level 4 together. The goal is to light up the blue boxes. Explain the different commands.</text:p>
      <text:p text:style-name="P6"/>
      <text:p text:style-name="P6">Level 1 (→ and light), Level 2 (turning), Level 3 (jump)</text:p>
      <text:p text:style-name="P5"/>
      <text:p text:style-name="P5">Levels 4-8, as neede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Procedures</text:p>
      <text:p text:style-name="P5"/>
      <text:p text:style-name="P5">Is it annoying to repeat instructions? What if you wanted to tell me to make 100 sandwiches? You would tell me what it means to “make a sandwich”, and then “make a sandwich 100 times.” This is called a procedure or a function call.</text:p>
      <text:p text:style-name="P5"/>
      <text:p text:style-name="P5">Level 1 together.</text:p>
      <text:p text:style-name="P5"/>
      <text:p text:style-name="P7">Levels 2-6, as needed</text:p>
      <text:p text:style-name="P7"/>
      <text:p text:style-name="P9">Loops</text:p>
      <text:p text:style-name="P7"/>
      <text:p text:style-name="P7">It's still annoying to have to write down “make a sandwich, make a sandwich, make a sandwich,...”</text:p>
      <text:p text:style-name="P7"/>
      <text:p text:style-name="P8">What if you had a procedure “make sandwiches” = “make a sandwich”; “make sandwiches”?</text:p>
      <text:p text:style-name="P8"/>
      <text:p text:style-name="P8">Level 1 together.</text:p>
      <text:p text:style-name="P8"/>
      <text:p text:style-name="P8">Levels 2-6, as nee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miri" svg:font-family="Amiri" style:font-pitch="variable"/>
    <style:font-face style:name="Cabin" svg:font-family="Cabin" style:font-pitch="variable"/>
    <style:font-face style:name="TeXGyreAdventor" svg:font-family="TeXGyreAdventor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5-07-27T13:12:23.207985213</meta:creation-date>
    <dc:date>2015-07-27T14:42:12.765753373</dc:date>
    <dc:creator>jennifer </dc:creator>
    <meta:editing-duration>PT29M8S</meta:editing-duration>
    <meta:editing-cycles>1</meta:editing-cycles>
    <meta:document-statistic meta:table-count="0" meta:image-count="0" meta:object-count="0" meta:page-count="2" meta:paragraph-count="17" meta:word-count="194" meta:character-count="1077" meta:non-whitespace-character-count="900"/>
    <meta:generator>LibreOffice/4.2.8.2$Linux_X86_64 LibreOffice_project/420m0$Build-2</meta:generator>
  </office:meta>
</office:document-meta>
</file>